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5028in" fo:min-width="1.5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244in" fo:min-width="1.1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61in" fo:min-width="1.1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draw:text-style-name="P1" svg:width="2.1252in" svg:height="2.1252in" svg:x="2.5146in" svg:y="1.8591in"><text:p text:style-name="P1">Maraknya Perjudian Onli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svg:width="1.5835in" svg:height="1.448in" svg:x="5.5563in" svg:y="0.1717in"><text:p text:style-name="P1">Teknolog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svg:width="1.5941in" svg:height="1.5004in" svg:x="5.8689in" svg:y="2.5154in"><text:p text:style-name="P1">Manus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8:48:31.139317842</meta:creation-date>
    <dc:date>2019-10-01T20:39:04.643889300</dc:date>
    <meta:editing-duration>PT1H40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2.7.1$Linux_X86_64 LibreOffice_project/20$Build-1</meta:generator>
  </office:meta>
</office:document-meta>
</file>